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470033"/>
          <table:table-cell office:value-type="float" office:value="0.22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546.0"/>
          <table:table-cell office:value-type="float" office:value="23166.0"/>
          <table:table-cell office:value-type="float" office:value="78213.0"/>
          <table:table-cell office:value-type="float" office:value="110032.0"/>
          <table:table-cell office:value-type="float" office:value="0.0"/>
          <table:table-cell office:value-type="float" office:value="0.0"/>
          <table:table-cell office:value-type="float" office:value="0.384091"/>
          <table:table-cell office:value-type="float" office:value="0.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0.0"/>
          <table:table-cell office:value-type="float" office:value="23166.0"/>
          <table:table-cell office:value-type="float" office:value="78213.0"/>
          <table:table-cell office:value-type="float" office:value="107636.0"/>
          <table:table-cell office:value-type="float" office:value="0.0"/>
          <table:table-cell office:value-type="float" office:value="0.0"/>
          <table:table-cell office:value-type="float" office:value="0.367664"/>
          <table:table-cell office:value-type="float" office:value="0.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7.0"/>
          <table:table-cell office:value-type="float" office:value="18213.0"/>
          <table:table-cell office:value-type="float" office:value="61991.0"/>
          <table:table-cell office:value-type="float" office:value="106216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7299"/>
          <table:table-cell office:value-type="float" office:value="0.23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33.0"/>
          <table:table-cell office:value-type="float" office:value="1220.0"/>
          <table:table-cell office:value-type="float" office:value="23166.0"/>
          <table:table-cell office:value-type="float" office:value="78213.0"/>
          <table:table-cell office:value-type="float" office:value="114388.0"/>
          <table:table-cell office:value-type="float" office:value="0.0"/>
          <table:table-cell office:value-type="float" office:value="0.0"/>
          <table:table-cell office:value-type="float" office:value="0.406816"/>
          <table:table-cell office:value-type="float" office:value="0.1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23166.0"/>
          <table:table-cell office:value-type="float" office:value="78213.0"/>
          <table:table-cell office:value-type="float" office:value="114644.0"/>
          <table:table-cell office:value-type="float" office:value="0.0"/>
          <table:table-cell office:value-type="float" office:value="0.0"/>
          <table:table-cell office:value-type="float" office:value="0.35795"/>
          <table:table-cell office:value-type="float" office:value="0.1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18213.0"/>
          <table:table-cell office:value-type="float" office:value="61991.0"/>
          <table:table-cell office:value-type="float" office:value="102324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O3:.$AO4])^2)^0.5" office:value-type="float"/>
          <table:table-cell table:number-matrix-columns-spanned="1" table:number-matrix-rows-spanned="1" table:formula="of:=SUM(([.C3:.C4]-[.$AP3:.$AP4])^2)^0.5" office:value-type="float"/>
          <table:table-cell table:number-matrix-columns-spanned="1" table:number-matrix-rows-spanned="1" table:formula="of:=SUM(([.D3:.D4]-[.$AQ3:.$AQ4])^2)^0.5" office:value-type="float"/>
          <table:table-cell table:number-matrix-columns-spanned="1" table:number-matrix-rows-spanned="1" table:formula="of:=SUM(([.E3:.E4]-[.$AR3:.$AR4])^2)^0.5" office:value-type="float"/>
          <table:table-cell table:number-matrix-columns-spanned="1" table:number-matrix-rows-spanned="1" table:formula="of:=SUM(([.F3:.F4]-[.$AS3:.$AS4])^2)^0.5" office:value-type="float"/>
          <table:table-cell table:number-matrix-columns-spanned="1" table:number-matrix-rows-spanned="1" table:formula="of:=SUM(([.G3:.G4]-[.$AT3:.$AT4])^2)^0.5" office:value-type="float"/>
          <table:table-cell table:number-matrix-columns-spanned="1" table:number-matrix-rows-spanned="1" table:formula="of:=SUM(([.H3:.H4]-[.$AU3:.$AU4])^2)^0.5" office:value-type="float"/>
          <table:table-cell table:number-matrix-columns-spanned="1" table:number-matrix-rows-spanned="1" table:formula="of:=SUM(([.I3:.I4]-[.$AV3:.$AV4])^2)^0.5" office:value-type="float"/>
          <table:table-cell table:number-matrix-columns-spanned="1" table:number-matrix-rows-spanned="1" table:formula="of:=SUM(([.J3:.J4]-[.$AW3:.$AW4])^2)^0.5" office:value-type="float"/>
          <table:table-cell table:number-matrix-columns-spanned="1" table:number-matrix-rows-spanned="1" table:formula="of:=SUM(([.K3:.K4]-[.$AX3:.$AX4])^2)^0.5" office:value-type="float"/>
          <table:table-cell table:number-matrix-columns-spanned="1" table:number-matrix-rows-spanned="1" table:formula="of:=SUM(([.L3:.L4]-[.$AY3:.$AY4])^2)^0.5" office:value-type="float"/>
          <table:table-cell table:number-matrix-columns-spanned="1" table:number-matrix-rows-spanned="1" table:formula="of:=SUM(([.M3:.M4]-[.$AZ3:.$AZ4])^2)^0.5" office:value-type="float"/>
          <table:table-cell table:number-matrix-columns-spanned="1" table:number-matrix-rows-spanned="1" table:formula="of:=SUM(([.N3:.N4]-[.$BA3:.$BA4])^2)^0.5" office:value-type="float"/>
          <table:table-cell table:number-matrix-columns-spanned="1" table:number-matrix-rows-spanned="1" table:formula="of:=SUM(([.O3:.O4]-[.$AO3:.$AO4])^2)^0.5" office:value-type="float"/>
          <table:table-cell table:number-matrix-columns-spanned="1" table:number-matrix-rows-spanned="1" table:formula="of:=SUM(([.P3:.P4]-[.$AP3:.$AP4])^2)^0.5" office:value-type="float"/>
          <table:table-cell table:number-matrix-columns-spanned="1" table:number-matrix-rows-spanned="1" table:formula="of:=SUM(([.Q3:.Q4]-[.$AQ3:.$AQ4])^2)^0.5" office:value-type="float"/>
          <table:table-cell table:number-matrix-columns-spanned="1" table:number-matrix-rows-spanned="1" table:formula="of:=SUM(([.R3:.R4]-[.$AR3:.$AR4])^2)^0.5" office:value-type="float"/>
          <table:table-cell table:number-matrix-columns-spanned="1" table:number-matrix-rows-spanned="1" table:formula="of:=SUM(([.S3:.S4]-[.$AS3:.$AS4])^2)^0.5" office:value-type="float"/>
          <table:table-cell table:number-matrix-columns-spanned="1" table:number-matrix-rows-spanned="1" table:formula="of:=SUM(([.T3:.T4]-[.$AT3:.$AT4])^2)^0.5" office:value-type="float"/>
          <table:table-cell table:number-matrix-columns-spanned="1" table:number-matrix-rows-spanned="1" table:formula="of:=SUM(([.U3:.U4]-[.$AU3:.$AU4])^2)^0.5" office:value-type="float"/>
          <table:table-cell table:number-matrix-columns-spanned="1" table:number-matrix-rows-spanned="1" table:formula="of:=SUM(([.V3:.V4]-[.$AV3:.$AV4])^2)^0.5" office:value-type="float"/>
          <table:table-cell table:number-matrix-columns-spanned="1" table:number-matrix-rows-spanned="1" table:formula="of:=SUM(([.W3:.W4]-[.$AW3:.$AW4])^2)^0.5" office:value-type="float"/>
          <table:table-cell table:number-matrix-columns-spanned="1" table:number-matrix-rows-spanned="1" table:formula="of:=SUM(([.X3:.X4]-[.$AX3:.$AX4])^2)^0.5" office:value-type="float"/>
          <table:table-cell table:number-matrix-columns-spanned="1" table:number-matrix-rows-spanned="1" table:formula="of:=SUM(([.Y3:.Y4]-[.$AY3:.$AY4])^2)^0.5" office:value-type="float"/>
          <table:table-cell table:number-matrix-columns-spanned="1" table:number-matrix-rows-spanned="1" table:formula="of:=SUM(([.Z3:.Z4]-[.$AZ3:.$AZ4])^2)^0.5" office:value-type="float"/>
          <table:table-cell table:number-matrix-columns-spanned="1" table:number-matrix-rows-spanned="1" table:formula="of:=SUM(([.AA3:.AA4]-[.$BA3:.$BA4])^2)^0.5" office:value-type="float"/>
          <table:table-cell table:number-matrix-columns-spanned="1" table:number-matrix-rows-spanned="1" table:formula="of:=SUM(([.AB3:.AB4]-[.$AO3:.$AO4])^2)^0.5" office:value-type="float"/>
          <table:table-cell table:number-matrix-columns-spanned="1" table:number-matrix-rows-spanned="1" table:formula="of:=SUM(([.AC3:.AC4]-[.$AP3:.$AP4])^2)^0.5" office:value-type="float"/>
          <table:table-cell table:number-matrix-columns-spanned="1" table:number-matrix-rows-spanned="1" table:formula="of:=SUM(([.AD3:.AD4]-[.$AQ3:.$AQ4])^2)^0.5" office:value-type="float"/>
          <table:table-cell table:number-matrix-columns-spanned="1" table:number-matrix-rows-spanned="1" table:formula="of:=SUM(([.AE3:.AE4]-[.$AR3:.$AR4])^2)^0.5" office:value-type="float"/>
          <table:table-cell table:number-matrix-columns-spanned="1" table:number-matrix-rows-spanned="1" table:formula="of:=SUM(([.AF3:.AF4]-[.$AS3:.$AS4])^2)^0.5" office:value-type="float"/>
          <table:table-cell table:number-matrix-columns-spanned="1" table:number-matrix-rows-spanned="1" table:formula="of:=SUM(([.AG3:.AG4]-[.$AT3:.$AT4])^2)^0.5" office:value-type="float"/>
          <table:table-cell table:number-matrix-columns-spanned="1" table:number-matrix-rows-spanned="1" table:formula="of:=SUM(([.AH3:.AH4]-[.$AU3:.$AU4])^2)^0.5" office:value-type="float"/>
          <table:table-cell table:number-matrix-columns-spanned="1" table:number-matrix-rows-spanned="1" table:formula="of:=SUM(([.AI3:.AI4]-[.$AV3:.$AV4])^2)^0.5" office:value-type="float"/>
          <table:table-cell table:number-matrix-columns-spanned="1" table:number-matrix-rows-spanned="1" table:formula="of:=SUM(([.AJ3:.AJ4]-[.$AW3:.$AW4])^2)^0.5" office:value-type="float"/>
          <table:table-cell table:number-matrix-columns-spanned="1" table:number-matrix-rows-spanned="1" table:formula="of:=SUM(([.AK3:.AK4]-[.$AX3:.$AX4])^2)^0.5" office:value-type="float"/>
          <table:table-cell table:number-matrix-columns-spanned="1" table:number-matrix-rows-spanned="1" table:formula="of:=SUM(([.AL3:.AL4]-[.$AY3:.$AY4])^2)^0.5" office:value-type="float"/>
          <table:table-cell table:number-matrix-columns-spanned="1" table:number-matrix-rows-spanned="1" table:formula="of:=SUM(([.AM3:.AM4]-[.$AZ3:.$AZ4])^2)^0.5" office:value-type="float"/>
          <table:table-cell table:number-matrix-columns-spanned="1" table:number-matrix-rows-spanned="1" table:formula="of:=SUM(([.AN3:.AN4]-[.$BA3:.$BA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O3:.$AO4])" office:value-type="float"/>
          <table:table-cell table:number-matrix-columns-spanned="1" table:number-matrix-rows-spanned="1" table:formula="of:=SUM([.C3:.C4]=[.$AP3:.$AP4])" office:value-type="float"/>
          <table:table-cell table:number-matrix-columns-spanned="1" table:number-matrix-rows-spanned="1" table:formula="of:=SUM([.D3:.D4]=[.$AQ3:.$AQ4])" office:value-type="float"/>
          <table:table-cell table:number-matrix-columns-spanned="1" table:number-matrix-rows-spanned="1" table:formula="of:=SUM([.E3:.E4]=[.$AR3:.$AR4])" office:value-type="float"/>
          <table:table-cell table:number-matrix-columns-spanned="1" table:number-matrix-rows-spanned="1" table:formula="of:=SUM([.F3:.F4]=[.$AS3:.$AS4])" office:value-type="float"/>
          <table:table-cell table:number-matrix-columns-spanned="1" table:number-matrix-rows-spanned="1" table:formula="of:=SUM([.G3:.G4]=[.$AT3:.$AT4])" office:value-type="float"/>
          <table:table-cell table:number-matrix-columns-spanned="1" table:number-matrix-rows-spanned="1" table:formula="of:=SUM([.H3:.H4]=[.$AU3:.$AU4])" office:value-type="float"/>
          <table:table-cell table:number-matrix-columns-spanned="1" table:number-matrix-rows-spanned="1" table:formula="of:=SUM([.I3:.I4]=[.$AV3:.$AV4])" office:value-type="float"/>
          <table:table-cell table:number-matrix-columns-spanned="1" table:number-matrix-rows-spanned="1" table:formula="of:=SUM([.J3:.J4]=[.$AW3:.$AW4])" office:value-type="float"/>
          <table:table-cell table:number-matrix-columns-spanned="1" table:number-matrix-rows-spanned="1" table:formula="of:=SUM([.K3:.K4]=[.$AX3:.$AX4])" office:value-type="float"/>
          <table:table-cell table:number-matrix-columns-spanned="1" table:number-matrix-rows-spanned="1" table:formula="of:=SUM([.L3:.L4]=[.$AY3:.$AY4])" office:value-type="float"/>
          <table:table-cell table:number-matrix-columns-spanned="1" table:number-matrix-rows-spanned="1" table:formula="of:=SUM([.M3:.M4]=[.$AZ3:.$AZ4])" office:value-type="float"/>
          <table:table-cell table:number-matrix-columns-spanned="1" table:number-matrix-rows-spanned="1" table:formula="of:=SUM([.N3:.N4]=[.$BA3:.$BA4])" office:value-type="float"/>
          <table:table-cell table:number-matrix-columns-spanned="1" table:number-matrix-rows-spanned="1" table:formula="of:=SUM([.O3:.O4]=[.$AO3:.$AO4])" office:value-type="float"/>
          <table:table-cell table:number-matrix-columns-spanned="1" table:number-matrix-rows-spanned="1" table:formula="of:=SUM([.P3:.P4]=[.$AP3:.$AP4])" office:value-type="float"/>
          <table:table-cell table:number-matrix-columns-spanned="1" table:number-matrix-rows-spanned="1" table:formula="of:=SUM([.Q3:.Q4]=[.$AQ3:.$AQ4])" office:value-type="float"/>
          <table:table-cell table:number-matrix-columns-spanned="1" table:number-matrix-rows-spanned="1" table:formula="of:=SUM([.R3:.R4]=[.$AR3:.$AR4])" office:value-type="float"/>
          <table:table-cell table:number-matrix-columns-spanned="1" table:number-matrix-rows-spanned="1" table:formula="of:=SUM([.S3:.S4]=[.$AS3:.$AS4])" office:value-type="float"/>
          <table:table-cell table:number-matrix-columns-spanned="1" table:number-matrix-rows-spanned="1" table:formula="of:=SUM([.T3:.T4]=[.$AT3:.$AT4])" office:value-type="float"/>
          <table:table-cell table:number-matrix-columns-spanned="1" table:number-matrix-rows-spanned="1" table:formula="of:=SUM([.U3:.U4]=[.$AU3:.$AU4])" office:value-type="float"/>
          <table:table-cell table:number-matrix-columns-spanned="1" table:number-matrix-rows-spanned="1" table:formula="of:=SUM([.V3:.V4]=[.$AV3:.$AV4])" office:value-type="float"/>
          <table:table-cell table:number-matrix-columns-spanned="1" table:number-matrix-rows-spanned="1" table:formula="of:=SUM([.W3:.W4]=[.$AW3:.$AW4])" office:value-type="float"/>
          <table:table-cell table:number-matrix-columns-spanned="1" table:number-matrix-rows-spanned="1" table:formula="of:=SUM([.X3:.X4]=[.$AX3:.$AX4])" office:value-type="float"/>
          <table:table-cell table:number-matrix-columns-spanned="1" table:number-matrix-rows-spanned="1" table:formula="of:=SUM([.Y3:.Y4]=[.$AY3:.$AY4])" office:value-type="float"/>
          <table:table-cell table:number-matrix-columns-spanned="1" table:number-matrix-rows-spanned="1" table:formula="of:=SUM([.Z3:.Z4]=[.$AZ3:.$AZ4])" office:value-type="float"/>
          <table:table-cell table:number-matrix-columns-spanned="1" table:number-matrix-rows-spanned="1" table:formula="of:=SUM([.AA3:.AA4]=[.$BA3:.$BA4])" office:value-type="float"/>
          <table:table-cell table:number-matrix-columns-spanned="1" table:number-matrix-rows-spanned="1" table:formula="of:=SUM([.AB3:.AB4]=[.$AO3:.$AO4])" office:value-type="float"/>
          <table:table-cell table:number-matrix-columns-spanned="1" table:number-matrix-rows-spanned="1" table:formula="of:=SUM([.AC3:.AC4]=[.$AP3:.$AP4])" office:value-type="float"/>
          <table:table-cell table:number-matrix-columns-spanned="1" table:number-matrix-rows-spanned="1" table:formula="of:=SUM([.AD3:.AD4]=[.$AQ3:.$AQ4])" office:value-type="float"/>
          <table:table-cell table:number-matrix-columns-spanned="1" table:number-matrix-rows-spanned="1" table:formula="of:=SUM([.AE3:.AE4]=[.$AR3:.$AR4])" office:value-type="float"/>
          <table:table-cell table:number-matrix-columns-spanned="1" table:number-matrix-rows-spanned="1" table:formula="of:=SUM([.AF3:.AF4]=[.$AS3:.$AS4])" office:value-type="float"/>
          <table:table-cell table:number-matrix-columns-spanned="1" table:number-matrix-rows-spanned="1" table:formula="of:=SUM([.AG3:.AG4]=[.$AT3:.$AT4])" office:value-type="float"/>
          <table:table-cell table:number-matrix-columns-spanned="1" table:number-matrix-rows-spanned="1" table:formula="of:=SUM([.AH3:.AH4]=[.$AU3:.$AU4])" office:value-type="float"/>
          <table:table-cell table:number-matrix-columns-spanned="1" table:number-matrix-rows-spanned="1" table:formula="of:=SUM([.AI3:.AI4]=[.$AV3:.$AV4])" office:value-type="float"/>
          <table:table-cell table:number-matrix-columns-spanned="1" table:number-matrix-rows-spanned="1" table:formula="of:=SUM([.AJ3:.AJ4]=[.$AW3:.$AW4])" office:value-type="float"/>
          <table:table-cell table:number-matrix-columns-spanned="1" table:number-matrix-rows-spanned="1" table:formula="of:=SUM([.AK3:.AK4]=[.$AX3:.$AX4])" office:value-type="float"/>
          <table:table-cell table:number-matrix-columns-spanned="1" table:number-matrix-rows-spanned="1" table:formula="of:=SUM([.AL3:.AL4]=[.$AY3:.$AY4])" office:value-type="float"/>
          <table:table-cell table:number-matrix-columns-spanned="1" table:number-matrix-rows-spanned="1" table:formula="of:=SUM([.AM3:.AM4]=[.$AZ3:.$AZ4])" office:value-type="float"/>
          <table:table-cell table:number-matrix-columns-spanned="1" table:number-matrix-rows-spanned="1" table:formula="of:=SUM([.AN3:.AN4]=[.$BA3:.$BA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B3:.$BB4])" office:value-type="float"/>
          <table:table-cell table:number-matrix-columns-spanned="1" table:number-matrix-rows-spanned="1" table:formula="of:=SUM([.C3:.C4]&lt;[.$BC3:.$BC4])" office:value-type="float"/>
          <table:table-cell table:number-matrix-columns-spanned="1" table:number-matrix-rows-spanned="1" table:formula="of:=SUM([.D3:.D4]&lt;[.$BD3:.$BD4])" office:value-type="float"/>
          <table:table-cell table:number-matrix-columns-spanned="1" table:number-matrix-rows-spanned="1" table:formula="of:=SUM([.E3:.E4]&lt;[.$BE3:.$BE4])" office:value-type="float"/>
          <table:table-cell table:number-matrix-columns-spanned="1" table:number-matrix-rows-spanned="1" table:formula="of:=SUM([.F3:.F4]&lt;[.$BF3:.$BF4])" office:value-type="float"/>
          <table:table-cell table:number-matrix-columns-spanned="1" table:number-matrix-rows-spanned="1" table:formula="of:=SUM([.G3:.G4]&lt;[.$BG3:.$BG4])" office:value-type="float"/>
          <table:table-cell table:number-matrix-columns-spanned="1" table:number-matrix-rows-spanned="1" table:formula="of:=SUM([.H3:.H4]&lt;[.$BH3:.$BH4])" office:value-type="float"/>
          <table:table-cell table:number-matrix-columns-spanned="1" table:number-matrix-rows-spanned="1" table:formula="of:=SUM([.I3:.I4]&lt;[.$BI3:.$BI4])" office:value-type="float"/>
          <table:table-cell table:number-matrix-columns-spanned="1" table:number-matrix-rows-spanned="1" table:formula="of:=SUM([.J3:.J4]&lt;[.$BJ3:.$BJ4])" office:value-type="float"/>
          <table:table-cell table:number-matrix-columns-spanned="1" table:number-matrix-rows-spanned="1" table:formula="of:=SUM([.K3:.K4]&lt;[.$BK3:.$BK4])" office:value-type="float"/>
          <table:table-cell table:number-matrix-columns-spanned="1" table:number-matrix-rows-spanned="1" table:formula="of:=SUM([.L3:.L4]&lt;[.$BL3:.$BL4])" office:value-type="float"/>
          <table:table-cell table:number-matrix-columns-spanned="1" table:number-matrix-rows-spanned="1" table:formula="of:=SUM([.M3:.M4]&lt;[.$BM3:.$BM4])" office:value-type="float"/>
          <table:table-cell table:number-matrix-columns-spanned="1" table:number-matrix-rows-spanned="1" table:formula="of:=SUM([.N3:.N4]&lt;[.$BN3:.$BN4])" office:value-type="float"/>
          <table:table-cell table:number-matrix-columns-spanned="1" table:number-matrix-rows-spanned="1" table:formula="of:=SUM([.O3:.O4]&lt;[.$BB3:.$BB4])" office:value-type="float"/>
          <table:table-cell table:number-matrix-columns-spanned="1" table:number-matrix-rows-spanned="1" table:formula="of:=SUM([.P3:.P4]&lt;[.$BC3:.$BC4])" office:value-type="float"/>
          <table:table-cell table:number-matrix-columns-spanned="1" table:number-matrix-rows-spanned="1" table:formula="of:=SUM([.Q3:.Q4]&lt;[.$BD3:.$BD4])" office:value-type="float"/>
          <table:table-cell table:number-matrix-columns-spanned="1" table:number-matrix-rows-spanned="1" table:formula="of:=SUM([.R3:.R4]&lt;[.$BE3:.$BE4])" office:value-type="float"/>
          <table:table-cell table:number-matrix-columns-spanned="1" table:number-matrix-rows-spanned="1" table:formula="of:=SUM([.S3:.S4]&lt;[.$BF3:.$BF4])" office:value-type="float"/>
          <table:table-cell table:number-matrix-columns-spanned="1" table:number-matrix-rows-spanned="1" table:formula="of:=SUM([.T3:.T4]&lt;[.$BG3:.$BG4])" office:value-type="float"/>
          <table:table-cell table:number-matrix-columns-spanned="1" table:number-matrix-rows-spanned="1" table:formula="of:=SUM([.U3:.U4]&lt;[.$BH3:.$BH4])" office:value-type="float"/>
          <table:table-cell table:number-matrix-columns-spanned="1" table:number-matrix-rows-spanned="1" table:formula="of:=SUM([.V3:.V4]&lt;[.$BI3:.$BI4])" office:value-type="float"/>
          <table:table-cell table:number-matrix-columns-spanned="1" table:number-matrix-rows-spanned="1" table:formula="of:=SUM([.W3:.W4]&lt;[.$BJ3:.$BJ4])" office:value-type="float"/>
          <table:table-cell table:number-matrix-columns-spanned="1" table:number-matrix-rows-spanned="1" table:formula="of:=SUM([.X3:.X4]&lt;[.$BK3:.$BK4])" office:value-type="float"/>
          <table:table-cell table:number-matrix-columns-spanned="1" table:number-matrix-rows-spanned="1" table:formula="of:=SUM([.Y3:.Y4]&lt;[.$BL3:.$BL4])" office:value-type="float"/>
          <table:table-cell table:number-matrix-columns-spanned="1" table:number-matrix-rows-spanned="1" table:formula="of:=SUM([.Z3:.Z4]&lt;[.$BM3:.$BM4])" office:value-type="float"/>
          <table:table-cell table:number-matrix-columns-spanned="1" table:number-matrix-rows-spanned="1" table:formula="of:=SUM([.AA3:.AA4]&lt;[.$BN3:.$BN4])" office:value-type="float"/>
          <table:table-cell table:number-matrix-columns-spanned="1" table:number-matrix-rows-spanned="1" table:formula="of:=SUM([.AB3:.AB4]&lt;[.$BB3:.$BB4])" office:value-type="float"/>
          <table:table-cell table:number-matrix-columns-spanned="1" table:number-matrix-rows-spanned="1" table:formula="of:=SUM([.AC3:.AC4]&lt;[.$BC3:.$BC4])" office:value-type="float"/>
          <table:table-cell table:number-matrix-columns-spanned="1" table:number-matrix-rows-spanned="1" table:formula="of:=SUM([.AD3:.AD4]&lt;[.$BD3:.$BD4])" office:value-type="float"/>
          <table:table-cell table:number-matrix-columns-spanned="1" table:number-matrix-rows-spanned="1" table:formula="of:=SUM([.AE3:.AE4]&lt;[.$BE3:.$BE4])" office:value-type="float"/>
          <table:table-cell table:number-matrix-columns-spanned="1" table:number-matrix-rows-spanned="1" table:formula="of:=SUM([.AF3:.AF4]&lt;[.$BF3:.$BF4])" office:value-type="float"/>
          <table:table-cell table:number-matrix-columns-spanned="1" table:number-matrix-rows-spanned="1" table:formula="of:=SUM([.AG3:.AG4]&lt;[.$BG3:.$BG4])" office:value-type="float"/>
          <table:table-cell table:number-matrix-columns-spanned="1" table:number-matrix-rows-spanned="1" table:formula="of:=SUM([.AH3:.AH4]&lt;[.$BH3:.$BH4])" office:value-type="float"/>
          <table:table-cell table:number-matrix-columns-spanned="1" table:number-matrix-rows-spanned="1" table:formula="of:=SUM([.AI3:.AI4]&lt;[.$BI3:.$BI4])" office:value-type="float"/>
          <table:table-cell table:number-matrix-columns-spanned="1" table:number-matrix-rows-spanned="1" table:formula="of:=SUM([.AJ3:.AJ4]&lt;[.$BJ3:.$BJ4])" office:value-type="float"/>
          <table:table-cell table:number-matrix-columns-spanned="1" table:number-matrix-rows-spanned="1" table:formula="of:=SUM([.AK3:.AK4]&lt;[.$BK3:.$BK4])" office:value-type="float"/>
          <table:table-cell table:number-matrix-columns-spanned="1" table:number-matrix-rows-spanned="1" table:formula="of:=SUM([.AL3:.AL4]&lt;[.$BL3:.$BL4])" office:value-type="float"/>
          <table:table-cell table:number-matrix-columns-spanned="1" table:number-matrix-rows-spanned="1" table:formula="of:=SUM([.AM3:.AM4]&lt;[.$BM3:.$BM4])" office:value-type="float"/>
          <table:table-cell table:number-matrix-columns-spanned="1" table:number-matrix-rows-spanned="1" table:formula="of:=SUM([.AN3:.AN4]&lt;[.$BN3:.$BN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B3:.$BB4])" office:value-type="float"/>
          <table:table-cell table:number-matrix-columns-spanned="1" table:number-matrix-rows-spanned="1" table:formula="of:=SUM([.C3:.C4]&gt;[.$BC3:.$BC4])" office:value-type="float"/>
          <table:table-cell table:number-matrix-columns-spanned="1" table:number-matrix-rows-spanned="1" table:formula="of:=SUM([.D3:.D4]&gt;[.$BD3:.$BD4])" office:value-type="float"/>
          <table:table-cell table:number-matrix-columns-spanned="1" table:number-matrix-rows-spanned="1" table:formula="of:=SUM([.E3:.E4]&gt;[.$BE3:.$BE4])" office:value-type="float"/>
          <table:table-cell table:number-matrix-columns-spanned="1" table:number-matrix-rows-spanned="1" table:formula="of:=SUM([.F3:.F4]&gt;[.$BF3:.$BF4])" office:value-type="float"/>
          <table:table-cell table:number-matrix-columns-spanned="1" table:number-matrix-rows-spanned="1" table:formula="of:=SUM([.G3:.G4]&gt;[.$BG3:.$BG4])" office:value-type="float"/>
          <table:table-cell table:number-matrix-columns-spanned="1" table:number-matrix-rows-spanned="1" table:formula="of:=SUM([.H3:.H4]&gt;[.$BH3:.$BH4])" office:value-type="float"/>
          <table:table-cell table:number-matrix-columns-spanned="1" table:number-matrix-rows-spanned="1" table:formula="of:=SUM([.I3:.I4]&gt;[.$BI3:.$BI4])" office:value-type="float"/>
          <table:table-cell table:number-matrix-columns-spanned="1" table:number-matrix-rows-spanned="1" table:formula="of:=SUM([.J3:.J4]&gt;[.$BJ3:.$BJ4])" office:value-type="float"/>
          <table:table-cell table:number-matrix-columns-spanned="1" table:number-matrix-rows-spanned="1" table:formula="of:=SUM([.K3:.K4]&gt;[.$BK3:.$BK4])" office:value-type="float"/>
          <table:table-cell table:number-matrix-columns-spanned="1" table:number-matrix-rows-spanned="1" table:formula="of:=SUM([.L3:.L4]&gt;[.$BL3:.$BL4])" office:value-type="float"/>
          <table:table-cell table:number-matrix-columns-spanned="1" table:number-matrix-rows-spanned="1" table:formula="of:=SUM([.M3:.M4]&gt;[.$BM3:.$BM4])" office:value-type="float"/>
          <table:table-cell table:number-matrix-columns-spanned="1" table:number-matrix-rows-spanned="1" table:formula="of:=SUM([.N3:.N4]&gt;[.$BN3:.$BN4])" office:value-type="float"/>
          <table:table-cell table:number-matrix-columns-spanned="1" table:number-matrix-rows-spanned="1" table:formula="of:=SUM([.O3:.O4]&gt;[.$BB3:.$BB4])" office:value-type="float"/>
          <table:table-cell table:number-matrix-columns-spanned="1" table:number-matrix-rows-spanned="1" table:formula="of:=SUM([.P3:.P4]&gt;[.$BC3:.$BC4])" office:value-type="float"/>
          <table:table-cell table:number-matrix-columns-spanned="1" table:number-matrix-rows-spanned="1" table:formula="of:=SUM([.Q3:.Q4]&gt;[.$BD3:.$BD4])" office:value-type="float"/>
          <table:table-cell table:number-matrix-columns-spanned="1" table:number-matrix-rows-spanned="1" table:formula="of:=SUM([.R3:.R4]&gt;[.$BE3:.$BE4])" office:value-type="float"/>
          <table:table-cell table:number-matrix-columns-spanned="1" table:number-matrix-rows-spanned="1" table:formula="of:=SUM([.S3:.S4]&gt;[.$BF3:.$BF4])" office:value-type="float"/>
          <table:table-cell table:number-matrix-columns-spanned="1" table:number-matrix-rows-spanned="1" table:formula="of:=SUM([.T3:.T4]&gt;[.$BG3:.$BG4])" office:value-type="float"/>
          <table:table-cell table:number-matrix-columns-spanned="1" table:number-matrix-rows-spanned="1" table:formula="of:=SUM([.U3:.U4]&gt;[.$BH3:.$BH4])" office:value-type="float"/>
          <table:table-cell table:number-matrix-columns-spanned="1" table:number-matrix-rows-spanned="1" table:formula="of:=SUM([.V3:.V4]&gt;[.$BI3:.$BI4])" office:value-type="float"/>
          <table:table-cell table:number-matrix-columns-spanned="1" table:number-matrix-rows-spanned="1" table:formula="of:=SUM([.W3:.W4]&gt;[.$BJ3:.$BJ4])" office:value-type="float"/>
          <table:table-cell table:number-matrix-columns-spanned="1" table:number-matrix-rows-spanned="1" table:formula="of:=SUM([.X3:.X4]&gt;[.$BK3:.$BK4])" office:value-type="float"/>
          <table:table-cell table:number-matrix-columns-spanned="1" table:number-matrix-rows-spanned="1" table:formula="of:=SUM([.Y3:.Y4]&gt;[.$BL3:.$BL4])" office:value-type="float"/>
          <table:table-cell table:number-matrix-columns-spanned="1" table:number-matrix-rows-spanned="1" table:formula="of:=SUM([.Z3:.Z4]&gt;[.$BM3:.$BM4])" office:value-type="float"/>
          <table:table-cell table:number-matrix-columns-spanned="1" table:number-matrix-rows-spanned="1" table:formula="of:=SUM([.AA3:.AA4]&gt;[.$BN3:.$BN4])" office:value-type="float"/>
          <table:table-cell table:number-matrix-columns-spanned="1" table:number-matrix-rows-spanned="1" table:formula="of:=SUM([.AB3:.AB4]&gt;[.$BB3:.$BB4])" office:value-type="float"/>
          <table:table-cell table:number-matrix-columns-spanned="1" table:number-matrix-rows-spanned="1" table:formula="of:=SUM([.AC3:.AC4]&gt;[.$BC3:.$BC4])" office:value-type="float"/>
          <table:table-cell table:number-matrix-columns-spanned="1" table:number-matrix-rows-spanned="1" table:formula="of:=SUM([.AD3:.AD4]&gt;[.$BD3:.$BD4])" office:value-type="float"/>
          <table:table-cell table:number-matrix-columns-spanned="1" table:number-matrix-rows-spanned="1" table:formula="of:=SUM([.AE3:.AE4]&gt;[.$BE3:.$BE4])" office:value-type="float"/>
          <table:table-cell table:number-matrix-columns-spanned="1" table:number-matrix-rows-spanned="1" table:formula="of:=SUM([.AF3:.AF4]&gt;[.$BF3:.$BF4])" office:value-type="float"/>
          <table:table-cell table:number-matrix-columns-spanned="1" table:number-matrix-rows-spanned="1" table:formula="of:=SUM([.AG3:.AG4]&gt;[.$BG3:.$BG4])" office:value-type="float"/>
          <table:table-cell table:number-matrix-columns-spanned="1" table:number-matrix-rows-spanned="1" table:formula="of:=SUM([.AH3:.AH4]&gt;[.$BH3:.$BH4])" office:value-type="float"/>
          <table:table-cell table:number-matrix-columns-spanned="1" table:number-matrix-rows-spanned="1" table:formula="of:=SUM([.AI3:.AI4]&gt;[.$BI3:.$BI4])" office:value-type="float"/>
          <table:table-cell table:number-matrix-columns-spanned="1" table:number-matrix-rows-spanned="1" table:formula="of:=SUM([.AJ3:.AJ4]&gt;[.$BJ3:.$BJ4])" office:value-type="float"/>
          <table:table-cell table:number-matrix-columns-spanned="1" table:number-matrix-rows-spanned="1" table:formula="of:=SUM([.AK3:.AK4]&gt;[.$BK3:.$BK4])" office:value-type="float"/>
          <table:table-cell table:number-matrix-columns-spanned="1" table:number-matrix-rows-spanned="1" table:formula="of:=SUM([.AL3:.AL4]&gt;[.$BL3:.$BL4])" office:value-type="float"/>
          <table:table-cell table:number-matrix-columns-spanned="1" table:number-matrix-rows-spanned="1" table:formula="of:=SUM([.AM3:.AM4]&gt;[.$BM3:.$BM4])" office:value-type="float"/>
          <table:table-cell table:number-matrix-columns-spanned="1" table:number-matrix-rows-spanned="1" table:formula="of:=SUM([.AN3:.AN4]&gt;[.$BN3:.$BN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O3:.$BO4])" office:value-type="float"/>
          <table:table-cell table:number-matrix-columns-spanned="1" table:number-matrix-rows-spanned="1" table:formula="of:=SUM([.C3:.C4]=[.$BP3:.$BP4])" office:value-type="float"/>
          <table:table-cell table:number-matrix-columns-spanned="1" table:number-matrix-rows-spanned="1" table:formula="of:=SUM([.D3:.D4]=[.$BQ3:.$BQ4])" office:value-type="float"/>
          <table:table-cell table:number-matrix-columns-spanned="1" table:number-matrix-rows-spanned="1" table:formula="of:=SUM([.E3:.E4]=[.$BR3:.$BR4])" office:value-type="float"/>
          <table:table-cell table:number-matrix-columns-spanned="1" table:number-matrix-rows-spanned="1" table:formula="of:=SUM([.F3:.F4]=[.$BS3:.$BS4])" office:value-type="float"/>
          <table:table-cell table:number-matrix-columns-spanned="1" table:number-matrix-rows-spanned="1" table:formula="of:=SUM([.G3:.G4]=[.$BT3:.$BT4])" office:value-type="float"/>
          <table:table-cell table:number-matrix-columns-spanned="1" table:number-matrix-rows-spanned="1" table:formula="of:=SUM([.H3:.H4]=[.$BU3:.$BU4])" office:value-type="float"/>
          <table:table-cell table:number-matrix-columns-spanned="1" table:number-matrix-rows-spanned="1" table:formula="of:=SUM([.I3:.I4]=[.$BV3:.$BV4])" office:value-type="float"/>
          <table:table-cell table:number-matrix-columns-spanned="1" table:number-matrix-rows-spanned="1" table:formula="of:=SUM([.J3:.J4]=[.$BW3:.$BW4])" office:value-type="float"/>
          <table:table-cell table:number-matrix-columns-spanned="1" table:number-matrix-rows-spanned="1" table:formula="of:=SUM([.K3:.K4]=[.$BX3:.$BX4])" office:value-type="float"/>
          <table:table-cell table:number-matrix-columns-spanned="1" table:number-matrix-rows-spanned="1" table:formula="of:=SUM([.L3:.L4]=[.$BY3:.$BY4])" office:value-type="float"/>
          <table:table-cell table:number-matrix-columns-spanned="1" table:number-matrix-rows-spanned="1" table:formula="of:=SUM([.M3:.M4]=[.$BZ3:.$BZ4])" office:value-type="float"/>
          <table:table-cell table:number-matrix-columns-spanned="1" table:number-matrix-rows-spanned="1" table:formula="of:=SUM([.N3:.N4]=[.$CA3:.$CA4])" office:value-type="float"/>
          <table:table-cell table:number-matrix-columns-spanned="1" table:number-matrix-rows-spanned="1" table:formula="of:=SUM([.O3:.O4]=[.$BO3:.$BO4])" office:value-type="float"/>
          <table:table-cell table:number-matrix-columns-spanned="1" table:number-matrix-rows-spanned="1" table:formula="of:=SUM([.P3:.P4]=[.$BP3:.$BP4])" office:value-type="float"/>
          <table:table-cell table:number-matrix-columns-spanned="1" table:number-matrix-rows-spanned="1" table:formula="of:=SUM([.Q3:.Q4]=[.$BQ3:.$BQ4])" office:value-type="float"/>
          <table:table-cell table:number-matrix-columns-spanned="1" table:number-matrix-rows-spanned="1" table:formula="of:=SUM([.R3:.R4]=[.$BR3:.$BR4])" office:value-type="float"/>
          <table:table-cell table:number-matrix-columns-spanned="1" table:number-matrix-rows-spanned="1" table:formula="of:=SUM([.S3:.S4]=[.$BS3:.$BS4])" office:value-type="float"/>
          <table:table-cell table:number-matrix-columns-spanned="1" table:number-matrix-rows-spanned="1" table:formula="of:=SUM([.T3:.T4]=[.$BT3:.$BT4])" office:value-type="float"/>
          <table:table-cell table:number-matrix-columns-spanned="1" table:number-matrix-rows-spanned="1" table:formula="of:=SUM([.U3:.U4]=[.$BU3:.$BU4])" office:value-type="float"/>
          <table:table-cell table:number-matrix-columns-spanned="1" table:number-matrix-rows-spanned="1" table:formula="of:=SUM([.V3:.V4]=[.$BV3:.$BV4])" office:value-type="float"/>
          <table:table-cell table:number-matrix-columns-spanned="1" table:number-matrix-rows-spanned="1" table:formula="of:=SUM([.W3:.W4]=[.$BW3:.$BW4])" office:value-type="float"/>
          <table:table-cell table:number-matrix-columns-spanned="1" table:number-matrix-rows-spanned="1" table:formula="of:=SUM([.X3:.X4]=[.$BX3:.$BX4])" office:value-type="float"/>
          <table:table-cell table:number-matrix-columns-spanned="1" table:number-matrix-rows-spanned="1" table:formula="of:=SUM([.Y3:.Y4]=[.$BY3:.$BY4])" office:value-type="float"/>
          <table:table-cell table:number-matrix-columns-spanned="1" table:number-matrix-rows-spanned="1" table:formula="of:=SUM([.Z3:.Z4]=[.$BZ3:.$BZ4])" office:value-type="float"/>
          <table:table-cell table:number-matrix-columns-spanned="1" table:number-matrix-rows-spanned="1" table:formula="of:=SUM([.AA3:.AA4]=[.$CA3:.$CA4])" office:value-type="float"/>
          <table:table-cell table:number-matrix-columns-spanned="1" table:number-matrix-rows-spanned="1" table:formula="of:=SUM([.AB3:.AB4]=[.$BO3:.$BO4])" office:value-type="float"/>
          <table:table-cell table:number-matrix-columns-spanned="1" table:number-matrix-rows-spanned="1" table:formula="of:=SUM([.AC3:.AC4]=[.$BP3:.$BP4])" office:value-type="float"/>
          <table:table-cell table:number-matrix-columns-spanned="1" table:number-matrix-rows-spanned="1" table:formula="of:=SUM([.AD3:.AD4]=[.$BQ3:.$BQ4])" office:value-type="float"/>
          <table:table-cell table:number-matrix-columns-spanned="1" table:number-matrix-rows-spanned="1" table:formula="of:=SUM([.AE3:.AE4]=[.$BR3:.$BR4])" office:value-type="float"/>
          <table:table-cell table:number-matrix-columns-spanned="1" table:number-matrix-rows-spanned="1" table:formula="of:=SUM([.AF3:.AF4]=[.$BS3:.$BS4])" office:value-type="float"/>
          <table:table-cell table:number-matrix-columns-spanned="1" table:number-matrix-rows-spanned="1" table:formula="of:=SUM([.AG3:.AG4]=[.$BT3:.$BT4])" office:value-type="float"/>
          <table:table-cell table:number-matrix-columns-spanned="1" table:number-matrix-rows-spanned="1" table:formula="of:=SUM([.AH3:.AH4]=[.$BU3:.$BU4])" office:value-type="float"/>
          <table:table-cell table:number-matrix-columns-spanned="1" table:number-matrix-rows-spanned="1" table:formula="of:=SUM([.AI3:.AI4]=[.$BV3:.$BV4])" office:value-type="float"/>
          <table:table-cell table:number-matrix-columns-spanned="1" table:number-matrix-rows-spanned="1" table:formula="of:=SUM([.AJ3:.AJ4]=[.$BW3:.$BW4])" office:value-type="float"/>
          <table:table-cell table:number-matrix-columns-spanned="1" table:number-matrix-rows-spanned="1" table:formula="of:=SUM([.AK3:.AK4]=[.$BX3:.$BX4])" office:value-type="float"/>
          <table:table-cell table:number-matrix-columns-spanned="1" table:number-matrix-rows-spanned="1" table:formula="of:=SUM([.AL3:.AL4]=[.$BY3:.$BY4])" office:value-type="float"/>
          <table:table-cell table:number-matrix-columns-spanned="1" table:number-matrix-rows-spanned="1" table:formula="of:=SUM([.AM3:.AM4]=[.$BZ3:.$BZ4])" office:value-type="float"/>
          <table:table-cell table:number-matrix-columns-spanned="1" table:number-matrix-rows-spanned="1" table:formula="of:=SUM([.AN3:.AN4]=[.$CA3:.$CA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SUM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AVERAGE([Instances.V3:Instances.V4])" office:value-type="float"/>
          <table:table-cell table:formula="of:=AVERAGE([Instances.W3:Instances.W4])" office:value-type="float"/>
          <table:table-cell table:formula="of:=AVERAGE([Instances.X3:Instances.X4])" office:value-type="float"/>
          <table:table-cell table:formula="of:=AVERAGE([Instances.Y3:Instances.Y4])" office:value-type="float"/>
          <table:table-cell table:formula="of:=AVERAGE([Instances.Z3:Instances.Z4])" office:value-type="float"/>
          <table:table-cell table:formula="of:=AVERAGE([Instances.AA3:Instances.AA4])" office:value-type="float"/>
          <table:table-cell table:formula="of:=AVERAGE([Instances.AB3:Instances.AB4])" office:value-type="float"/>
          <table:table-cell table:formula="of:=AVERAGE([Instances.AC3:Instances.AC4])" office:value-type="float"/>
          <table:table-cell table:formula="of:=AVERAGE([Instances.AD3:Instances.AD4])" office:value-type="float"/>
          <table:table-cell table:formula="of:=AVERAGE([Instances.AE3:Instances.AE4])" office:value-type="float"/>
          <table:table-cell table:formula="of:=SUM([Instances.AF3:Instances.AF4])" office:value-type="float"/>
          <table:table-cell table:formula="of:=AVERAGE([Instances.AG3:Instances.AG4])" office:value-type="float"/>
          <table:table-cell table:formula="of:=AVERAGE([Instances.AH3:Instances.AH4])" office:value-type="float"/>
          <table:table-cell table:formula="of:=AVERAGE([Instances.AI3:Instances.AI4])" office:value-type="float"/>
          <table:table-cell table:formula="of:=AVERAGE([Instances.AJ3:Instances.AJ4])" office:value-type="float"/>
          <table:table-cell table:formula="of:=AVERAGE([Instances.AK3:Instances.AK4])" office:value-type="float"/>
          <table:table-cell table:formula="of:=AVERAGE([Instances.AL3:Instances.AL4])" office:value-type="float"/>
          <table:table-cell table:formula="of:=AVERAGE([Instances.AM3:Instances.AM4])" office:value-type="float"/>
          <table:table-cell table:formula="of:=AVERAGE([Instances.AN3:Instances.AN4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O3:.$AO3])^2)^0.5" office:value-type="float"/>
          <table:table-cell table:number-matrix-columns-spanned="1" table:number-matrix-rows-spanned="1" table:formula="of:=SUM(([.C3:.C3]-[.$AP3:.$AP3])^2)^0.5" office:value-type="float"/>
          <table:table-cell table:number-matrix-columns-spanned="1" table:number-matrix-rows-spanned="1" table:formula="of:=SUM(([.D3:.D3]-[.$AQ3:.$AQ3])^2)^0.5" office:value-type="float"/>
          <table:table-cell table:number-matrix-columns-spanned="1" table:number-matrix-rows-spanned="1" table:formula="of:=SUM(([.E3:.E3]-[.$AR3:.$AR3])^2)^0.5" office:value-type="float"/>
          <table:table-cell table:number-matrix-columns-spanned="1" table:number-matrix-rows-spanned="1" table:formula="of:=SUM(([.F3:.F3]-[.$AS3:.$AS3])^2)^0.5" office:value-type="float"/>
          <table:table-cell table:number-matrix-columns-spanned="1" table:number-matrix-rows-spanned="1" table:formula="of:=SUM(([.G3:.G3]-[.$AT3:.$AT3])^2)^0.5" office:value-type="float"/>
          <table:table-cell table:number-matrix-columns-spanned="1" table:number-matrix-rows-spanned="1" table:formula="of:=SUM(([.H3:.H3]-[.$AU3:.$AU3])^2)^0.5" office:value-type="float"/>
          <table:table-cell table:number-matrix-columns-spanned="1" table:number-matrix-rows-spanned="1" table:formula="of:=SUM(([.I3:.I3]-[.$AV3:.$AV3])^2)^0.5" office:value-type="float"/>
          <table:table-cell table:number-matrix-columns-spanned="1" table:number-matrix-rows-spanned="1" table:formula="of:=SUM(([.J3:.J3]-[.$AW3:.$AW3])^2)^0.5" office:value-type="float"/>
          <table:table-cell table:number-matrix-columns-spanned="1" table:number-matrix-rows-spanned="1" table:formula="of:=SUM(([.K3:.K3]-[.$AX3:.$AX3])^2)^0.5" office:value-type="float"/>
          <table:table-cell table:number-matrix-columns-spanned="1" table:number-matrix-rows-spanned="1" table:formula="of:=SUM(([.L3:.L3]-[.$AY3:.$AY3])^2)^0.5" office:value-type="float"/>
          <table:table-cell table:number-matrix-columns-spanned="1" table:number-matrix-rows-spanned="1" table:formula="of:=SUM(([.M3:.M3]-[.$AZ3:.$AZ3])^2)^0.5" office:value-type="float"/>
          <table:table-cell table:number-matrix-columns-spanned="1" table:number-matrix-rows-spanned="1" table:formula="of:=SUM(([.N3:.N3]-[.$BA3:.$BA3])^2)^0.5" office:value-type="float"/>
          <table:table-cell table:number-matrix-columns-spanned="1" table:number-matrix-rows-spanned="1" table:formula="of:=SUM(([.O3:.O3]-[.$AO3:.$AO3])^2)^0.5" office:value-type="float"/>
          <table:table-cell table:number-matrix-columns-spanned="1" table:number-matrix-rows-spanned="1" table:formula="of:=SUM(([.P3:.P3]-[.$AP3:.$AP3])^2)^0.5" office:value-type="float"/>
          <table:table-cell table:number-matrix-columns-spanned="1" table:number-matrix-rows-spanned="1" table:formula="of:=SUM(([.Q3:.Q3]-[.$AQ3:.$AQ3])^2)^0.5" office:value-type="float"/>
          <table:table-cell table:number-matrix-columns-spanned="1" table:number-matrix-rows-spanned="1" table:formula="of:=SUM(([.R3:.R3]-[.$AR3:.$AR3])^2)^0.5" office:value-type="float"/>
          <table:table-cell table:number-matrix-columns-spanned="1" table:number-matrix-rows-spanned="1" table:formula="of:=SUM(([.S3:.S3]-[.$AS3:.$AS3])^2)^0.5" office:value-type="float"/>
          <table:table-cell table:number-matrix-columns-spanned="1" table:number-matrix-rows-spanned="1" table:formula="of:=SUM(([.T3:.T3]-[.$AT3:.$AT3])^2)^0.5" office:value-type="float"/>
          <table:table-cell table:number-matrix-columns-spanned="1" table:number-matrix-rows-spanned="1" table:formula="of:=SUM(([.U3:.U3]-[.$AU3:.$AU3])^2)^0.5" office:value-type="float"/>
          <table:table-cell table:number-matrix-columns-spanned="1" table:number-matrix-rows-spanned="1" table:formula="of:=SUM(([.V3:.V3]-[.$AV3:.$AV3])^2)^0.5" office:value-type="float"/>
          <table:table-cell table:number-matrix-columns-spanned="1" table:number-matrix-rows-spanned="1" table:formula="of:=SUM(([.W3:.W3]-[.$AW3:.$AW3])^2)^0.5" office:value-type="float"/>
          <table:table-cell table:number-matrix-columns-spanned="1" table:number-matrix-rows-spanned="1" table:formula="of:=SUM(([.X3:.X3]-[.$AX3:.$AX3])^2)^0.5" office:value-type="float"/>
          <table:table-cell table:number-matrix-columns-spanned="1" table:number-matrix-rows-spanned="1" table:formula="of:=SUM(([.Y3:.Y3]-[.$AY3:.$AY3])^2)^0.5" office:value-type="float"/>
          <table:table-cell table:number-matrix-columns-spanned="1" table:number-matrix-rows-spanned="1" table:formula="of:=SUM(([.Z3:.Z3]-[.$AZ3:.$AZ3])^2)^0.5" office:value-type="float"/>
          <table:table-cell table:number-matrix-columns-spanned="1" table:number-matrix-rows-spanned="1" table:formula="of:=SUM(([.AA3:.AA3]-[.$BA3:.$BA3])^2)^0.5" office:value-type="float"/>
          <table:table-cell table:number-matrix-columns-spanned="1" table:number-matrix-rows-spanned="1" table:formula="of:=SUM(([.AB3:.AB3]-[.$AO3:.$AO3])^2)^0.5" office:value-type="float"/>
          <table:table-cell table:number-matrix-columns-spanned="1" table:number-matrix-rows-spanned="1" table:formula="of:=SUM(([.AC3:.AC3]-[.$AP3:.$AP3])^2)^0.5" office:value-type="float"/>
          <table:table-cell table:number-matrix-columns-spanned="1" table:number-matrix-rows-spanned="1" table:formula="of:=SUM(([.AD3:.AD3]-[.$AQ3:.$AQ3])^2)^0.5" office:value-type="float"/>
          <table:table-cell table:number-matrix-columns-spanned="1" table:number-matrix-rows-spanned="1" table:formula="of:=SUM(([.AE3:.AE3]-[.$AR3:.$AR3])^2)^0.5" office:value-type="float"/>
          <table:table-cell table:number-matrix-columns-spanned="1" table:number-matrix-rows-spanned="1" table:formula="of:=SUM(([.AF3:.AF3]-[.$AS3:.$AS3])^2)^0.5" office:value-type="float"/>
          <table:table-cell table:number-matrix-columns-spanned="1" table:number-matrix-rows-spanned="1" table:formula="of:=SUM(([.AG3:.AG3]-[.$AT3:.$AT3])^2)^0.5" office:value-type="float"/>
          <table:table-cell table:number-matrix-columns-spanned="1" table:number-matrix-rows-spanned="1" table:formula="of:=SUM(([.AH3:.AH3]-[.$AU3:.$AU3])^2)^0.5" office:value-type="float"/>
          <table:table-cell table:number-matrix-columns-spanned="1" table:number-matrix-rows-spanned="1" table:formula="of:=SUM(([.AI3:.AI3]-[.$AV3:.$AV3])^2)^0.5" office:value-type="float"/>
          <table:table-cell table:number-matrix-columns-spanned="1" table:number-matrix-rows-spanned="1" table:formula="of:=SUM(([.AJ3:.AJ3]-[.$AW3:.$AW3])^2)^0.5" office:value-type="float"/>
          <table:table-cell table:number-matrix-columns-spanned="1" table:number-matrix-rows-spanned="1" table:formula="of:=SUM(([.AK3:.AK3]-[.$AX3:.$AX3])^2)^0.5" office:value-type="float"/>
          <table:table-cell table:number-matrix-columns-spanned="1" table:number-matrix-rows-spanned="1" table:formula="of:=SUM(([.AL3:.AL3]-[.$AY3:.$AY3])^2)^0.5" office:value-type="float"/>
          <table:table-cell table:number-matrix-columns-spanned="1" table:number-matrix-rows-spanned="1" table:formula="of:=SUM(([.AM3:.AM3]-[.$AZ3:.$AZ3])^2)^0.5" office:value-type="float"/>
          <table:table-cell table:number-matrix-columns-spanned="1" table:number-matrix-rows-spanned="1" table:formula="of:=SUM(([.AN3:.AN3]-[.$BA3:.$BA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O3:.$AO3])" office:value-type="float"/>
          <table:table-cell table:number-matrix-columns-spanned="1" table:number-matrix-rows-spanned="1" table:formula="of:=SUM([.C3:.C3]=[.$AP3:.$AP3])" office:value-type="float"/>
          <table:table-cell table:number-matrix-columns-spanned="1" table:number-matrix-rows-spanned="1" table:formula="of:=SUM([.D3:.D3]=[.$AQ3:.$AQ3])" office:value-type="float"/>
          <table:table-cell table:number-matrix-columns-spanned="1" table:number-matrix-rows-spanned="1" table:formula="of:=SUM([.E3:.E3]=[.$AR3:.$AR3])" office:value-type="float"/>
          <table:table-cell table:number-matrix-columns-spanned="1" table:number-matrix-rows-spanned="1" table:formula="of:=SUM([.F3:.F3]=[.$AS3:.$AS3])" office:value-type="float"/>
          <table:table-cell table:number-matrix-columns-spanned="1" table:number-matrix-rows-spanned="1" table:formula="of:=SUM([.G3:.G3]=[.$AT3:.$AT3])" office:value-type="float"/>
          <table:table-cell table:number-matrix-columns-spanned="1" table:number-matrix-rows-spanned="1" table:formula="of:=SUM([.H3:.H3]=[.$AU3:.$AU3])" office:value-type="float"/>
          <table:table-cell table:number-matrix-columns-spanned="1" table:number-matrix-rows-spanned="1" table:formula="of:=SUM([.I3:.I3]=[.$AV3:.$AV3])" office:value-type="float"/>
          <table:table-cell table:number-matrix-columns-spanned="1" table:number-matrix-rows-spanned="1" table:formula="of:=SUM([.J3:.J3]=[.$AW3:.$AW3])" office:value-type="float"/>
          <table:table-cell table:number-matrix-columns-spanned="1" table:number-matrix-rows-spanned="1" table:formula="of:=SUM([.K3:.K3]=[.$AX3:.$AX3])" office:value-type="float"/>
          <table:table-cell table:number-matrix-columns-spanned="1" table:number-matrix-rows-spanned="1" table:formula="of:=SUM([.L3:.L3]=[.$AY3:.$AY3])" office:value-type="float"/>
          <table:table-cell table:number-matrix-columns-spanned="1" table:number-matrix-rows-spanned="1" table:formula="of:=SUM([.M3:.M3]=[.$AZ3:.$AZ3])" office:value-type="float"/>
          <table:table-cell table:number-matrix-columns-spanned="1" table:number-matrix-rows-spanned="1" table:formula="of:=SUM([.N3:.N3]=[.$BA3:.$BA3])" office:value-type="float"/>
          <table:table-cell table:number-matrix-columns-spanned="1" table:number-matrix-rows-spanned="1" table:formula="of:=SUM([.O3:.O3]=[.$AO3:.$AO3])" office:value-type="float"/>
          <table:table-cell table:number-matrix-columns-spanned="1" table:number-matrix-rows-spanned="1" table:formula="of:=SUM([.P3:.P3]=[.$AP3:.$AP3])" office:value-type="float"/>
          <table:table-cell table:number-matrix-columns-spanned="1" table:number-matrix-rows-spanned="1" table:formula="of:=SUM([.Q3:.Q3]=[.$AQ3:.$AQ3])" office:value-type="float"/>
          <table:table-cell table:number-matrix-columns-spanned="1" table:number-matrix-rows-spanned="1" table:formula="of:=SUM([.R3:.R3]=[.$AR3:.$AR3])" office:value-type="float"/>
          <table:table-cell table:number-matrix-columns-spanned="1" table:number-matrix-rows-spanned="1" table:formula="of:=SUM([.S3:.S3]=[.$AS3:.$AS3])" office:value-type="float"/>
          <table:table-cell table:number-matrix-columns-spanned="1" table:number-matrix-rows-spanned="1" table:formula="of:=SUM([.T3:.T3]=[.$AT3:.$AT3])" office:value-type="float"/>
          <table:table-cell table:number-matrix-columns-spanned="1" table:number-matrix-rows-spanned="1" table:formula="of:=SUM([.U3:.U3]=[.$AU3:.$AU3])" office:value-type="float"/>
          <table:table-cell table:number-matrix-columns-spanned="1" table:number-matrix-rows-spanned="1" table:formula="of:=SUM([.V3:.V3]=[.$AV3:.$AV3])" office:value-type="float"/>
          <table:table-cell table:number-matrix-columns-spanned="1" table:number-matrix-rows-spanned="1" table:formula="of:=SUM([.W3:.W3]=[.$AW3:.$AW3])" office:value-type="float"/>
          <table:table-cell table:number-matrix-columns-spanned="1" table:number-matrix-rows-spanned="1" table:formula="of:=SUM([.X3:.X3]=[.$AX3:.$AX3])" office:value-type="float"/>
          <table:table-cell table:number-matrix-columns-spanned="1" table:number-matrix-rows-spanned="1" table:formula="of:=SUM([.Y3:.Y3]=[.$AY3:.$AY3])" office:value-type="float"/>
          <table:table-cell table:number-matrix-columns-spanned="1" table:number-matrix-rows-spanned="1" table:formula="of:=SUM([.Z3:.Z3]=[.$AZ3:.$AZ3])" office:value-type="float"/>
          <table:table-cell table:number-matrix-columns-spanned="1" table:number-matrix-rows-spanned="1" table:formula="of:=SUM([.AA3:.AA3]=[.$BA3:.$BA3])" office:value-type="float"/>
          <table:table-cell table:number-matrix-columns-spanned="1" table:number-matrix-rows-spanned="1" table:formula="of:=SUM([.AB3:.AB3]=[.$AO3:.$AO3])" office:value-type="float"/>
          <table:table-cell table:number-matrix-columns-spanned="1" table:number-matrix-rows-spanned="1" table:formula="of:=SUM([.AC3:.AC3]=[.$AP3:.$AP3])" office:value-type="float"/>
          <table:table-cell table:number-matrix-columns-spanned="1" table:number-matrix-rows-spanned="1" table:formula="of:=SUM([.AD3:.AD3]=[.$AQ3:.$AQ3])" office:value-type="float"/>
          <table:table-cell table:number-matrix-columns-spanned="1" table:number-matrix-rows-spanned="1" table:formula="of:=SUM([.AE3:.AE3]=[.$AR3:.$AR3])" office:value-type="float"/>
          <table:table-cell table:number-matrix-columns-spanned="1" table:number-matrix-rows-spanned="1" table:formula="of:=SUM([.AF3:.AF3]=[.$AS3:.$AS3])" office:value-type="float"/>
          <table:table-cell table:number-matrix-columns-spanned="1" table:number-matrix-rows-spanned="1" table:formula="of:=SUM([.AG3:.AG3]=[.$AT3:.$AT3])" office:value-type="float"/>
          <table:table-cell table:number-matrix-columns-spanned="1" table:number-matrix-rows-spanned="1" table:formula="of:=SUM([.AH3:.AH3]=[.$AU3:.$AU3])" office:value-type="float"/>
          <table:table-cell table:number-matrix-columns-spanned="1" table:number-matrix-rows-spanned="1" table:formula="of:=SUM([.AI3:.AI3]=[.$AV3:.$AV3])" office:value-type="float"/>
          <table:table-cell table:number-matrix-columns-spanned="1" table:number-matrix-rows-spanned="1" table:formula="of:=SUM([.AJ3:.AJ3]=[.$AW3:.$AW3])" office:value-type="float"/>
          <table:table-cell table:number-matrix-columns-spanned="1" table:number-matrix-rows-spanned="1" table:formula="of:=SUM([.AK3:.AK3]=[.$AX3:.$AX3])" office:value-type="float"/>
          <table:table-cell table:number-matrix-columns-spanned="1" table:number-matrix-rows-spanned="1" table:formula="of:=SUM([.AL3:.AL3]=[.$AY3:.$AY3])" office:value-type="float"/>
          <table:table-cell table:number-matrix-columns-spanned="1" table:number-matrix-rows-spanned="1" table:formula="of:=SUM([.AM3:.AM3]=[.$AZ3:.$AZ3])" office:value-type="float"/>
          <table:table-cell table:number-matrix-columns-spanned="1" table:number-matrix-rows-spanned="1" table:formula="of:=SUM([.AN3:.AN3]=[.$BA3:.$BA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B3:.$BB3])" office:value-type="float"/>
          <table:table-cell table:number-matrix-columns-spanned="1" table:number-matrix-rows-spanned="1" table:formula="of:=SUM([.C3:.C3]&lt;[.$BC3:.$BC3])" office:value-type="float"/>
          <table:table-cell table:number-matrix-columns-spanned="1" table:number-matrix-rows-spanned="1" table:formula="of:=SUM([.D3:.D3]&lt;[.$BD3:.$BD3])" office:value-type="float"/>
          <table:table-cell table:number-matrix-columns-spanned="1" table:number-matrix-rows-spanned="1" table:formula="of:=SUM([.E3:.E3]&lt;[.$BE3:.$BE3])" office:value-type="float"/>
          <table:table-cell table:number-matrix-columns-spanned="1" table:number-matrix-rows-spanned="1" table:formula="of:=SUM([.F3:.F3]&lt;[.$BF3:.$BF3])" office:value-type="float"/>
          <table:table-cell table:number-matrix-columns-spanned="1" table:number-matrix-rows-spanned="1" table:formula="of:=SUM([.G3:.G3]&lt;[.$BG3:.$BG3])" office:value-type="float"/>
          <table:table-cell table:number-matrix-columns-spanned="1" table:number-matrix-rows-spanned="1" table:formula="of:=SUM([.H3:.H3]&lt;[.$BH3:.$BH3])" office:value-type="float"/>
          <table:table-cell table:number-matrix-columns-spanned="1" table:number-matrix-rows-spanned="1" table:formula="of:=SUM([.I3:.I3]&lt;[.$BI3:.$BI3])" office:value-type="float"/>
          <table:table-cell table:number-matrix-columns-spanned="1" table:number-matrix-rows-spanned="1" table:formula="of:=SUM([.J3:.J3]&lt;[.$BJ3:.$BJ3])" office:value-type="float"/>
          <table:table-cell table:number-matrix-columns-spanned="1" table:number-matrix-rows-spanned="1" table:formula="of:=SUM([.K3:.K3]&lt;[.$BK3:.$BK3])" office:value-type="float"/>
          <table:table-cell table:number-matrix-columns-spanned="1" table:number-matrix-rows-spanned="1" table:formula="of:=SUM([.L3:.L3]&lt;[.$BL3:.$BL3])" office:value-type="float"/>
          <table:table-cell table:number-matrix-columns-spanned="1" table:number-matrix-rows-spanned="1" table:formula="of:=SUM([.M3:.M3]&lt;[.$BM3:.$BM3])" office:value-type="float"/>
          <table:table-cell table:number-matrix-columns-spanned="1" table:number-matrix-rows-spanned="1" table:formula="of:=SUM([.N3:.N3]&lt;[.$BN3:.$BN3])" office:value-type="float"/>
          <table:table-cell table:number-matrix-columns-spanned="1" table:number-matrix-rows-spanned="1" table:formula="of:=SUM([.O3:.O3]&lt;[.$BB3:.$BB3])" office:value-type="float"/>
          <table:table-cell table:number-matrix-columns-spanned="1" table:number-matrix-rows-spanned="1" table:formula="of:=SUM([.P3:.P3]&lt;[.$BC3:.$BC3])" office:value-type="float"/>
          <table:table-cell table:number-matrix-columns-spanned="1" table:number-matrix-rows-spanned="1" table:formula="of:=SUM([.Q3:.Q3]&lt;[.$BD3:.$BD3])" office:value-type="float"/>
          <table:table-cell table:number-matrix-columns-spanned="1" table:number-matrix-rows-spanned="1" table:formula="of:=SUM([.R3:.R3]&lt;[.$BE3:.$BE3])" office:value-type="float"/>
          <table:table-cell table:number-matrix-columns-spanned="1" table:number-matrix-rows-spanned="1" table:formula="of:=SUM([.S3:.S3]&lt;[.$BF3:.$BF3])" office:value-type="float"/>
          <table:table-cell table:number-matrix-columns-spanned="1" table:number-matrix-rows-spanned="1" table:formula="of:=SUM([.T3:.T3]&lt;[.$BG3:.$BG3])" office:value-type="float"/>
          <table:table-cell table:number-matrix-columns-spanned="1" table:number-matrix-rows-spanned="1" table:formula="of:=SUM([.U3:.U3]&lt;[.$BH3:.$BH3])" office:value-type="float"/>
          <table:table-cell table:number-matrix-columns-spanned="1" table:number-matrix-rows-spanned="1" table:formula="of:=SUM([.V3:.V3]&lt;[.$BI3:.$BI3])" office:value-type="float"/>
          <table:table-cell table:number-matrix-columns-spanned="1" table:number-matrix-rows-spanned="1" table:formula="of:=SUM([.W3:.W3]&lt;[.$BJ3:.$BJ3])" office:value-type="float"/>
          <table:table-cell table:number-matrix-columns-spanned="1" table:number-matrix-rows-spanned="1" table:formula="of:=SUM([.X3:.X3]&lt;[.$BK3:.$BK3])" office:value-type="float"/>
          <table:table-cell table:number-matrix-columns-spanned="1" table:number-matrix-rows-spanned="1" table:formula="of:=SUM([.Y3:.Y3]&lt;[.$BL3:.$BL3])" office:value-type="float"/>
          <table:table-cell table:number-matrix-columns-spanned="1" table:number-matrix-rows-spanned="1" table:formula="of:=SUM([.Z3:.Z3]&lt;[.$BM3:.$BM3])" office:value-type="float"/>
          <table:table-cell table:number-matrix-columns-spanned="1" table:number-matrix-rows-spanned="1" table:formula="of:=SUM([.AA3:.AA3]&lt;[.$BN3:.$BN3])" office:value-type="float"/>
          <table:table-cell table:number-matrix-columns-spanned="1" table:number-matrix-rows-spanned="1" table:formula="of:=SUM([.AB3:.AB3]&lt;[.$BB3:.$BB3])" office:value-type="float"/>
          <table:table-cell table:number-matrix-columns-spanned="1" table:number-matrix-rows-spanned="1" table:formula="of:=SUM([.AC3:.AC3]&lt;[.$BC3:.$BC3])" office:value-type="float"/>
          <table:table-cell table:number-matrix-columns-spanned="1" table:number-matrix-rows-spanned="1" table:formula="of:=SUM([.AD3:.AD3]&lt;[.$BD3:.$BD3])" office:value-type="float"/>
          <table:table-cell table:number-matrix-columns-spanned="1" table:number-matrix-rows-spanned="1" table:formula="of:=SUM([.AE3:.AE3]&lt;[.$BE3:.$BE3])" office:value-type="float"/>
          <table:table-cell table:number-matrix-columns-spanned="1" table:number-matrix-rows-spanned="1" table:formula="of:=SUM([.AF3:.AF3]&lt;[.$BF3:.$BF3])" office:value-type="float"/>
          <table:table-cell table:number-matrix-columns-spanned="1" table:number-matrix-rows-spanned="1" table:formula="of:=SUM([.AG3:.AG3]&lt;[.$BG3:.$BG3])" office:value-type="float"/>
          <table:table-cell table:number-matrix-columns-spanned="1" table:number-matrix-rows-spanned="1" table:formula="of:=SUM([.AH3:.AH3]&lt;[.$BH3:.$BH3])" office:value-type="float"/>
          <table:table-cell table:number-matrix-columns-spanned="1" table:number-matrix-rows-spanned="1" table:formula="of:=SUM([.AI3:.AI3]&lt;[.$BI3:.$BI3])" office:value-type="float"/>
          <table:table-cell table:number-matrix-columns-spanned="1" table:number-matrix-rows-spanned="1" table:formula="of:=SUM([.AJ3:.AJ3]&lt;[.$BJ3:.$BJ3])" office:value-type="float"/>
          <table:table-cell table:number-matrix-columns-spanned="1" table:number-matrix-rows-spanned="1" table:formula="of:=SUM([.AK3:.AK3]&lt;[.$BK3:.$BK3])" office:value-type="float"/>
          <table:table-cell table:number-matrix-columns-spanned="1" table:number-matrix-rows-spanned="1" table:formula="of:=SUM([.AL3:.AL3]&lt;[.$BL3:.$BL3])" office:value-type="float"/>
          <table:table-cell table:number-matrix-columns-spanned="1" table:number-matrix-rows-spanned="1" table:formula="of:=SUM([.AM3:.AM3]&lt;[.$BM3:.$BM3])" office:value-type="float"/>
          <table:table-cell table:number-matrix-columns-spanned="1" table:number-matrix-rows-spanned="1" table:formula="of:=SUM([.AN3:.AN3]&lt;[.$BN3:.$BN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B3:.$BB3])" office:value-type="float"/>
          <table:table-cell table:number-matrix-columns-spanned="1" table:number-matrix-rows-spanned="1" table:formula="of:=SUM([.C3:.C3]&gt;[.$BC3:.$BC3])" office:value-type="float"/>
          <table:table-cell table:number-matrix-columns-spanned="1" table:number-matrix-rows-spanned="1" table:formula="of:=SUM([.D3:.D3]&gt;[.$BD3:.$BD3])" office:value-type="float"/>
          <table:table-cell table:number-matrix-columns-spanned="1" table:number-matrix-rows-spanned="1" table:formula="of:=SUM([.E3:.E3]&gt;[.$BE3:.$BE3])" office:value-type="float"/>
          <table:table-cell table:number-matrix-columns-spanned="1" table:number-matrix-rows-spanned="1" table:formula="of:=SUM([.F3:.F3]&gt;[.$BF3:.$BF3])" office:value-type="float"/>
          <table:table-cell table:number-matrix-columns-spanned="1" table:number-matrix-rows-spanned="1" table:formula="of:=SUM([.G3:.G3]&gt;[.$BG3:.$BG3])" office:value-type="float"/>
          <table:table-cell table:number-matrix-columns-spanned="1" table:number-matrix-rows-spanned="1" table:formula="of:=SUM([.H3:.H3]&gt;[.$BH3:.$BH3])" office:value-type="float"/>
          <table:table-cell table:number-matrix-columns-spanned="1" table:number-matrix-rows-spanned="1" table:formula="of:=SUM([.I3:.I3]&gt;[.$BI3:.$BI3])" office:value-type="float"/>
          <table:table-cell table:number-matrix-columns-spanned="1" table:number-matrix-rows-spanned="1" table:formula="of:=SUM([.J3:.J3]&gt;[.$BJ3:.$BJ3])" office:value-type="float"/>
          <table:table-cell table:number-matrix-columns-spanned="1" table:number-matrix-rows-spanned="1" table:formula="of:=SUM([.K3:.K3]&gt;[.$BK3:.$BK3])" office:value-type="float"/>
          <table:table-cell table:number-matrix-columns-spanned="1" table:number-matrix-rows-spanned="1" table:formula="of:=SUM([.L3:.L3]&gt;[.$BL3:.$BL3])" office:value-type="float"/>
          <table:table-cell table:number-matrix-columns-spanned="1" table:number-matrix-rows-spanned="1" table:formula="of:=SUM([.M3:.M3]&gt;[.$BM3:.$BM3])" office:value-type="float"/>
          <table:table-cell table:number-matrix-columns-spanned="1" table:number-matrix-rows-spanned="1" table:formula="of:=SUM([.N3:.N3]&gt;[.$BN3:.$BN3])" office:value-type="float"/>
          <table:table-cell table:number-matrix-columns-spanned="1" table:number-matrix-rows-spanned="1" table:formula="of:=SUM([.O3:.O3]&gt;[.$BB3:.$BB3])" office:value-type="float"/>
          <table:table-cell table:number-matrix-columns-spanned="1" table:number-matrix-rows-spanned="1" table:formula="of:=SUM([.P3:.P3]&gt;[.$BC3:.$BC3])" office:value-type="float"/>
          <table:table-cell table:number-matrix-columns-spanned="1" table:number-matrix-rows-spanned="1" table:formula="of:=SUM([.Q3:.Q3]&gt;[.$BD3:.$BD3])" office:value-type="float"/>
          <table:table-cell table:number-matrix-columns-spanned="1" table:number-matrix-rows-spanned="1" table:formula="of:=SUM([.R3:.R3]&gt;[.$BE3:.$BE3])" office:value-type="float"/>
          <table:table-cell table:number-matrix-columns-spanned="1" table:number-matrix-rows-spanned="1" table:formula="of:=SUM([.S3:.S3]&gt;[.$BF3:.$BF3])" office:value-type="float"/>
          <table:table-cell table:number-matrix-columns-spanned="1" table:number-matrix-rows-spanned="1" table:formula="of:=SUM([.T3:.T3]&gt;[.$BG3:.$BG3])" office:value-type="float"/>
          <table:table-cell table:number-matrix-columns-spanned="1" table:number-matrix-rows-spanned="1" table:formula="of:=SUM([.U3:.U3]&gt;[.$BH3:.$BH3])" office:value-type="float"/>
          <table:table-cell table:number-matrix-columns-spanned="1" table:number-matrix-rows-spanned="1" table:formula="of:=SUM([.V3:.V3]&gt;[.$BI3:.$BI3])" office:value-type="float"/>
          <table:table-cell table:number-matrix-columns-spanned="1" table:number-matrix-rows-spanned="1" table:formula="of:=SUM([.W3:.W3]&gt;[.$BJ3:.$BJ3])" office:value-type="float"/>
          <table:table-cell table:number-matrix-columns-spanned="1" table:number-matrix-rows-spanned="1" table:formula="of:=SUM([.X3:.X3]&gt;[.$BK3:.$BK3])" office:value-type="float"/>
          <table:table-cell table:number-matrix-columns-spanned="1" table:number-matrix-rows-spanned="1" table:formula="of:=SUM([.Y3:.Y3]&gt;[.$BL3:.$BL3])" office:value-type="float"/>
          <table:table-cell table:number-matrix-columns-spanned="1" table:number-matrix-rows-spanned="1" table:formula="of:=SUM([.Z3:.Z3]&gt;[.$BM3:.$BM3])" office:value-type="float"/>
          <table:table-cell table:number-matrix-columns-spanned="1" table:number-matrix-rows-spanned="1" table:formula="of:=SUM([.AA3:.AA3]&gt;[.$BN3:.$BN3])" office:value-type="float"/>
          <table:table-cell table:number-matrix-columns-spanned="1" table:number-matrix-rows-spanned="1" table:formula="of:=SUM([.AB3:.AB3]&gt;[.$BB3:.$BB3])" office:value-type="float"/>
          <table:table-cell table:number-matrix-columns-spanned="1" table:number-matrix-rows-spanned="1" table:formula="of:=SUM([.AC3:.AC3]&gt;[.$BC3:.$BC3])" office:value-type="float"/>
          <table:table-cell table:number-matrix-columns-spanned="1" table:number-matrix-rows-spanned="1" table:formula="of:=SUM([.AD3:.AD3]&gt;[.$BD3:.$BD3])" office:value-type="float"/>
          <table:table-cell table:number-matrix-columns-spanned="1" table:number-matrix-rows-spanned="1" table:formula="of:=SUM([.AE3:.AE3]&gt;[.$BE3:.$BE3])" office:value-type="float"/>
          <table:table-cell table:number-matrix-columns-spanned="1" table:number-matrix-rows-spanned="1" table:formula="of:=SUM([.AF3:.AF3]&gt;[.$BF3:.$BF3])" office:value-type="float"/>
          <table:table-cell table:number-matrix-columns-spanned="1" table:number-matrix-rows-spanned="1" table:formula="of:=SUM([.AG3:.AG3]&gt;[.$BG3:.$BG3])" office:value-type="float"/>
          <table:table-cell table:number-matrix-columns-spanned="1" table:number-matrix-rows-spanned="1" table:formula="of:=SUM([.AH3:.AH3]&gt;[.$BH3:.$BH3])" office:value-type="float"/>
          <table:table-cell table:number-matrix-columns-spanned="1" table:number-matrix-rows-spanned="1" table:formula="of:=SUM([.AI3:.AI3]&gt;[.$BI3:.$BI3])" office:value-type="float"/>
          <table:table-cell table:number-matrix-columns-spanned="1" table:number-matrix-rows-spanned="1" table:formula="of:=SUM([.AJ3:.AJ3]&gt;[.$BJ3:.$BJ3])" office:value-type="float"/>
          <table:table-cell table:number-matrix-columns-spanned="1" table:number-matrix-rows-spanned="1" table:formula="of:=SUM([.AK3:.AK3]&gt;[.$BK3:.$BK3])" office:value-type="float"/>
          <table:table-cell table:number-matrix-columns-spanned="1" table:number-matrix-rows-spanned="1" table:formula="of:=SUM([.AL3:.AL3]&gt;[.$BL3:.$BL3])" office:value-type="float"/>
          <table:table-cell table:number-matrix-columns-spanned="1" table:number-matrix-rows-spanned="1" table:formula="of:=SUM([.AM3:.AM3]&gt;[.$BM3:.$BM3])" office:value-type="float"/>
          <table:table-cell table:number-matrix-columns-spanned="1" table:number-matrix-rows-spanned="1" table:formula="of:=SUM([.AN3:.AN3]&gt;[.$BN3:.$BN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O3:.$BO3])" office:value-type="float"/>
          <table:table-cell table:number-matrix-columns-spanned="1" table:number-matrix-rows-spanned="1" table:formula="of:=SUM([.C3:.C3]=[.$BP3:.$BP3])" office:value-type="float"/>
          <table:table-cell table:number-matrix-columns-spanned="1" table:number-matrix-rows-spanned="1" table:formula="of:=SUM([.D3:.D3]=[.$BQ3:.$BQ3])" office:value-type="float"/>
          <table:table-cell table:number-matrix-columns-spanned="1" table:number-matrix-rows-spanned="1" table:formula="of:=SUM([.E3:.E3]=[.$BR3:.$BR3])" office:value-type="float"/>
          <table:table-cell table:number-matrix-columns-spanned="1" table:number-matrix-rows-spanned="1" table:formula="of:=SUM([.F3:.F3]=[.$BS3:.$BS3])" office:value-type="float"/>
          <table:table-cell table:number-matrix-columns-spanned="1" table:number-matrix-rows-spanned="1" table:formula="of:=SUM([.G3:.G3]=[.$BT3:.$BT3])" office:value-type="float"/>
          <table:table-cell table:number-matrix-columns-spanned="1" table:number-matrix-rows-spanned="1" table:formula="of:=SUM([.H3:.H3]=[.$BU3:.$BU3])" office:value-type="float"/>
          <table:table-cell table:number-matrix-columns-spanned="1" table:number-matrix-rows-spanned="1" table:formula="of:=SUM([.I3:.I3]=[.$BV3:.$BV3])" office:value-type="float"/>
          <table:table-cell table:number-matrix-columns-spanned="1" table:number-matrix-rows-spanned="1" table:formula="of:=SUM([.J3:.J3]=[.$BW3:.$BW3])" office:value-type="float"/>
          <table:table-cell table:number-matrix-columns-spanned="1" table:number-matrix-rows-spanned="1" table:formula="of:=SUM([.K3:.K3]=[.$BX3:.$BX3])" office:value-type="float"/>
          <table:table-cell table:number-matrix-columns-spanned="1" table:number-matrix-rows-spanned="1" table:formula="of:=SUM([.L3:.L3]=[.$BY3:.$BY3])" office:value-type="float"/>
          <table:table-cell table:number-matrix-columns-spanned="1" table:number-matrix-rows-spanned="1" table:formula="of:=SUM([.M3:.M3]=[.$BZ3:.$BZ3])" office:value-type="float"/>
          <table:table-cell table:number-matrix-columns-spanned="1" table:number-matrix-rows-spanned="1" table:formula="of:=SUM([.N3:.N3]=[.$CA3:.$CA3])" office:value-type="float"/>
          <table:table-cell table:number-matrix-columns-spanned="1" table:number-matrix-rows-spanned="1" table:formula="of:=SUM([.O3:.O3]=[.$BO3:.$BO3])" office:value-type="float"/>
          <table:table-cell table:number-matrix-columns-spanned="1" table:number-matrix-rows-spanned="1" table:formula="of:=SUM([.P3:.P3]=[.$BP3:.$BP3])" office:value-type="float"/>
          <table:table-cell table:number-matrix-columns-spanned="1" table:number-matrix-rows-spanned="1" table:formula="of:=SUM([.Q3:.Q3]=[.$BQ3:.$BQ3])" office:value-type="float"/>
          <table:table-cell table:number-matrix-columns-spanned="1" table:number-matrix-rows-spanned="1" table:formula="of:=SUM([.R3:.R3]=[.$BR3:.$BR3])" office:value-type="float"/>
          <table:table-cell table:number-matrix-columns-spanned="1" table:number-matrix-rows-spanned="1" table:formula="of:=SUM([.S3:.S3]=[.$BS3:.$BS3])" office:value-type="float"/>
          <table:table-cell table:number-matrix-columns-spanned="1" table:number-matrix-rows-spanned="1" table:formula="of:=SUM([.T3:.T3]=[.$BT3:.$BT3])" office:value-type="float"/>
          <table:table-cell table:number-matrix-columns-spanned="1" table:number-matrix-rows-spanned="1" table:formula="of:=SUM([.U3:.U3]=[.$BU3:.$BU3])" office:value-type="float"/>
          <table:table-cell table:number-matrix-columns-spanned="1" table:number-matrix-rows-spanned="1" table:formula="of:=SUM([.V3:.V3]=[.$BV3:.$BV3])" office:value-type="float"/>
          <table:table-cell table:number-matrix-columns-spanned="1" table:number-matrix-rows-spanned="1" table:formula="of:=SUM([.W3:.W3]=[.$BW3:.$BW3])" office:value-type="float"/>
          <table:table-cell table:number-matrix-columns-spanned="1" table:number-matrix-rows-spanned="1" table:formula="of:=SUM([.X3:.X3]=[.$BX3:.$BX3])" office:value-type="float"/>
          <table:table-cell table:number-matrix-columns-spanned="1" table:number-matrix-rows-spanned="1" table:formula="of:=SUM([.Y3:.Y3]=[.$BY3:.$BY3])" office:value-type="float"/>
          <table:table-cell table:number-matrix-columns-spanned="1" table:number-matrix-rows-spanned="1" table:formula="of:=SUM([.Z3:.Z3]=[.$BZ3:.$BZ3])" office:value-type="float"/>
          <table:table-cell table:number-matrix-columns-spanned="1" table:number-matrix-rows-spanned="1" table:formula="of:=SUM([.AA3:.AA3]=[.$CA3:.$CA3])" office:value-type="float"/>
          <table:table-cell table:number-matrix-columns-spanned="1" table:number-matrix-rows-spanned="1" table:formula="of:=SUM([.AB3:.AB3]=[.$BO3:.$BO3])" office:value-type="float"/>
          <table:table-cell table:number-matrix-columns-spanned="1" table:number-matrix-rows-spanned="1" table:formula="of:=SUM([.AC3:.AC3]=[.$BP3:.$BP3])" office:value-type="float"/>
          <table:table-cell table:number-matrix-columns-spanned="1" table:number-matrix-rows-spanned="1" table:formula="of:=SUM([.AD3:.AD3]=[.$BQ3:.$BQ3])" office:value-type="float"/>
          <table:table-cell table:number-matrix-columns-spanned="1" table:number-matrix-rows-spanned="1" table:formula="of:=SUM([.AE3:.AE3]=[.$BR3:.$BR3])" office:value-type="float"/>
          <table:table-cell table:number-matrix-columns-spanned="1" table:number-matrix-rows-spanned="1" table:formula="of:=SUM([.AF3:.AF3]=[.$BS3:.$BS3])" office:value-type="float"/>
          <table:table-cell table:number-matrix-columns-spanned="1" table:number-matrix-rows-spanned="1" table:formula="of:=SUM([.AG3:.AG3]=[.$BT3:.$BT3])" office:value-type="float"/>
          <table:table-cell table:number-matrix-columns-spanned="1" table:number-matrix-rows-spanned="1" table:formula="of:=SUM([.AH3:.AH3]=[.$BU3:.$BU3])" office:value-type="float"/>
          <table:table-cell table:number-matrix-columns-spanned="1" table:number-matrix-rows-spanned="1" table:formula="of:=SUM([.AI3:.AI3]=[.$BV3:.$BV3])" office:value-type="float"/>
          <table:table-cell table:number-matrix-columns-spanned="1" table:number-matrix-rows-spanned="1" table:formula="of:=SUM([.AJ3:.AJ3]=[.$BW3:.$BW3])" office:value-type="float"/>
          <table:table-cell table:number-matrix-columns-spanned="1" table:number-matrix-rows-spanned="1" table:formula="of:=SUM([.AK3:.AK3]=[.$BX3:.$BX3])" office:value-type="float"/>
          <table:table-cell table:number-matrix-columns-spanned="1" table:number-matrix-rows-spanned="1" table:formula="of:=SUM([.AL3:.AL3]=[.$BY3:.$BY3])" office:value-type="float"/>
          <table:table-cell table:number-matrix-columns-spanned="1" table:number-matrix-rows-spanned="1" table:formula="of:=SUM([.AM3:.AM3]=[.$BZ3:.$BZ3])" office:value-type="float"/>
          <table:table-cell table:number-matrix-columns-spanned="1" table:number-matrix-rows-spanned="1" table:formula="of:=SUM([.AN3:.AN3]=[.$CA3:.$CA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